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"/>
    <style:font-face style:name="Lohit Hindi1" svg:font-family="'Lohit Hindi'"/>
    <style:font-face style:name="OpenSymbol" svg:font-family="OpenSymbol"/>
    <style:font-face style:name="monospace" svg:font-family="monospace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paragraph-rsid="001538ad"/>
    </style:style>
    <style:style style:name="P3" style:family="paragraph" style:parent-style-name="Text_20_body" style:list-style-name="L3"/>
    <style:style style:name="P4" style:family="paragraph" style:parent-style-name="Text_20_body">
      <style:text-properties officeooo:paragraph-rsid="0015706e"/>
    </style:style>
    <style:style style:name="P5" style:family="paragraph" style:parent-style-name="Text_20_body" style:list-style-name="L5"/>
    <style:style style:name="P6" style:family="paragraph" style:parent-style-name="Text_20_body" style:list-style-name="L5">
      <style:text-properties officeooo:paragraph-rsid="0015f918"/>
    </style:style>
    <style:style style:name="P7" style:family="paragraph" style:parent-style-name="Text_20_body">
      <style:paragraph-properties fo:margin-top="0in" fo:margin-bottom="0in" style:contextual-spacing="false"/>
    </style:style>
    <style:style style:name="P8" style:family="paragraph" style:parent-style-name="Text_20_body" style:list-style-name="L1">
      <style:paragraph-properties fo:margin-top="0in" fo:margin-bottom="0in" style:contextual-spacing="false"/>
    </style:style>
    <style:style style:name="P9" style:family="paragraph" style:parent-style-name="Text_20_body" style:list-style-name="L2">
      <style:paragraph-properties fo:margin-top="0in" fo:margin-bottom="0in" style:contextual-spacing="false"/>
      <style:text-properties officeooo:paragraph-rsid="001538ad"/>
    </style:style>
    <style:style style:name="P10" style:family="paragraph" style:parent-style-name="Text_20_body" style:list-style-name="L3">
      <style:paragraph-properties fo:margin-top="0in" fo:margin-bottom="0in" style:contextual-spacing="false"/>
    </style:style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5">
      <style:paragraph-properties fo:margin-top="0in" fo:margin-bottom="0in" style:contextual-spacing="false"/>
      <style:text-properties officeooo:paragraph-rsid="0015f918"/>
    </style:style>
    <style:style style:name="T1" style:family="text">
      <style:text-properties fo:font-weight="bold"/>
    </style:style>
    <style:style style:name="T2" style:family="text">
      <style:text-properties fo:font-weight="bold" officeooo:rsid="001538ad" style:font-weight-asian="bold" style:font-weight-complex="bold"/>
    </style:style>
    <style:style style:name="T3" style:family="text">
      <style:text-properties fo:font-weight="bold" officeooo:rsid="001538ad" style:font-weight-asian="normal" style:font-weight-complex="normal"/>
    </style:style>
    <style:style style:name="T4" style:family="text">
      <style:text-properties style:font-name="Courier New"/>
    </style:style>
    <style:style style:name="T5" style:family="text">
      <style:text-properties officeooo:rsid="001538ad"/>
    </style:style>
    <style:style style:name="T6" style:family="text">
      <style:text-properties fo:font-weight="normal" officeooo:rsid="001538ad" style:font-weight-asian="normal" style:font-weight-complex="normal"/>
    </style:style>
    <style:style style:name="T7" style:family="text">
      <style:text-properties style:font-name="monospace" fo:font-weight="normal" officeooo:rsid="001538ad" style:font-weight-asian="normal" style:font-weight-complex="normal"/>
    </style:style>
    <style:style style:name="T8" style:family="text">
      <style:text-properties officeooo:rsid="0015706e"/>
    </style:style>
    <style:style style:name="T9" style:family="text">
      <style:text-properties officeooo:rsid="0015f918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01412231630730148" text:style-name="L1">
        <text:list-item>
          <text:p text:style-name="P8">briefly describe the purpose of any two sections commonly found on a man page (e.g. Synopsis section) </text:p>
        </text:list-item>
      </text:list>
      <text:p text:style-name="P7"/>
      <text:list xml:id="list7295407968959065048" text:style-name="L2">
        <text:list-item>
          <text:p text:style-name="P9"><text:span text:style-name="T5">Description</text:span></text:p>
          <text:list>
            <text:list-item>
              <text:p text:style-name="P9"><text:span text:style-name="T5">The purpose of the description section found on a man page is that it describes what the program does.</text:span></text:p>
            </text:list-item>
          </text:list>
        </text:list-item>
        <text:list-item>
          <text:p text:style-name="P9"><text:span text:style-name="T5">Options</text:span></text:p>
          <text:list>
            <text:list-item>
              <text:p text:style-name="P9"><text:span text:style-name="T5">Lists the format to call the option, a name, and a description on what the option does.</text:span></text:p>
            </text:list-item>
          </text:list>
        </text:list-item>
      </text:list>
      <text:p text:style-name="P7"/>
      <text:list xml:id="list1713811431" text:continue-list="list1401412231630730148" text:style-name="L1">
        <text:list-item>
          <text:p text:style-name="P1">describe the difference between the UNIX user command <text:span text:style-name="T1">write </text:span>and the system call <text:span text:style-name="T4">write()</text:span> </text:p>
          <text:p text:style-name="P2"><text:span text:style-name="T5">The Unix command </text:span><text:span text:style-name="T2">write </text:span><text:span text:style-name="T6">just writes to another user such as that of a chat room where you send to a specific person. While the system call write() just writes a certain number of bytes to a file.</text:span></text:p>
          <text:p text:style-name="P2"><text:span text:style-name="T6"/></text:p>
        </text:list-item>
        <text:list-item>
          <text:p text:style-name="P2"><text:span text:style-name="T6">what is the meaning of the stream-based </text:span><text:span text:style-name="T7">SEEK_SET</text:span><text:span text:style-name="T6"> macro? </text:span></text:p>
        </text:list-item>
      </text:list>
      <text:list xml:id="list1088678122598145045" text:style-name="L3">
        <text:list-item>
          <text:list>
            <text:list-item>
              <text:p text:style-name="P10">start by using a keyword search to find possible "seek" function calls</text:p>
            </text:list-item>
            <text:list-item>
              <text:p text:style-name="P10">use the man pages to discover which include files are referenced by those function calls </text:p>
            </text:list-item>
            <text:list-item>
              <text:p text:style-name="P10">scan the include files to discover the meaning of the macro </text:p>
            </text:list-item>
            <text:list-item>
              <text:p text:style-name="P3">alternatively, use <text:span text:style-name="Teletype"><text:span text:style-name="T1">grep</text:span></text:span> to search for the desired string </text:p>
            </text:list-item>
          </text:list>
        </text:list-item>
      </text:list>
      <text:p text:style-name="P4"><text:span text:style-name="T8">the SEEK_SET macro in an integer constant which is used as an argument for the fseek or fseeko functions. Provides the offset for the beginning of a file.</text:span></text:p>
      <text:list xml:id="list1575562738" text:continue-list="list1713811431" text:style-name="L1">
        <text:list-header>
          <text:p text:style-name="P2"/>
        </text:list-header>
      </text:list>
      <text:list xml:id="list2684417338454172383" text:style-name="L5">
        <text:list-item>
          <text:p text:style-name="P11">what is the command to list the contents of a directory in long mode, including hidden files? </text:p>
          <text:p text:style-name="P12"><text:span text:style-name="T9">ls -al</text:span></text:p>
          <text:p text:style-name="P12"><text:span text:style-name="T9"/></text:p>
        </text:list-item>
        <text:list-item>
          <text:p text:style-name="P5">what is the command syntax to make a directory readable/writeable only by you? </text:p>
          <text:p text:style-name="P6"><text:span text:style-name="T9">chmod u+rw, g-rw, o-rw &lt;file/directory&gt;</text:span></text:p>
        </text:list-item>
        <text:list-item>
          <text:p text:style-name="P5"/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" svg:font-family="'Courier New', Courier, monospace"/>
    <style:font-face style:name="Lohit Hindi1" svg:font-family="'Lohit Hindi'"/>
    <style:font-face style:name="OpenSymbol" svg:font-family="OpenSymbol"/>
    <style:font-face style:name="monospace" svg:font-family="monospace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DejaVu Sans Mono" style:font-name-asian="DejaVu Sans Mono" style:font-name-complex="Lohit Hindi2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style:font-name-asian="DejaVu Sans Mono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Summers</meta:initial-creator>
    <meta:creation-date>2014-01-09T13:46:54</meta:creation-date>
    <dc:date>2014-01-09T14:20:13</dc:date>
    <dc:creator>Benjamin Summers</dc:creator>
    <meta:editing-duration>PT22M5S</meta:editing-duration>
    <meta:editing-cycles>3</meta:editing-cycles>
    <meta:generator>LibreOffice/4.0.2.2$Linux_x86 LibreOffice_project/400m0$Build-2</meta:generator>
    <meta:document-statistic meta:table-count="0" meta:image-count="0" meta:object-count="0" meta:page-count="1" meta:paragraph-count="18" meta:word-count="242" meta:character-count="1315" meta:non-whitespace-character-count="1096"/>
  </office:meta>
</office:document-meta>
</file>